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111in" fo:line-height="106%"/>
      <style:text-properties style:font-name="Times" fo:font-size="11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layer (paddle)</text:span></text:p>
      <text:p text:style-name="P1"><text:span text:style-name="T1">Driehoeken (verschillende 2,3)</text:span></text:p>
      <text:p text:style-name="P1"><text:span text:style-name="T1">Ondergrond + bovenkant</text:span></text:p>
      <text:p text:style-name="P1"><text:span text:style-name="T1">Bal</text:span></text:p>
      <text:p text:style-name="P1"><text:span text:style-name="T1">Achtergrond (skybox?)</text:span></text:p>
      <text:p text:style-name="P1"><text:span text:style-name="T1">Home screen (Background)</text:span></text:p>
      <text:p text:style-name="P1"><text:span text:style-name="T1">Home screen (Logo)</text:span></text:p>
      <text:p text:style-name="P1"><text:span text:style-name="T1">Home screen (Buttons)</text:span></text:p>
      <text:p text:style-name="P1"><text:span text:style-name="T1">Victory screen</text:span></text:p>
      <text:p text:style-name="P1"><text:span text:style-name="T1">Pause menu (Background)</text:span></text:p>
      <text:p text:style-name="P1"><text:span text:style-name="T1">Pause menu (Buttons)</text:span></text:p>
      <text:p text:style-name="P1"><text:span text:style-name="T1">Shop (Background)</text:span></text:p>
      <text:p text:style-name="P1"><text:span text:style-name="T1">Shop (Buttons/Upgrades)</text:span></text:p>
      <text:p text:style-name="P1"><text:span text:style-name="T1">Background music</text:span></text:p>
      <text:p text:style-name="P1"><text:span text:style-name="T1">Sound Effect (Break)</text:span></text:p>
      <text:p text:style-name="P1"><text:span text:style-name="T1">Sound Effect (Bounce)</text:span></text:p>
      <text:p text:style-name="P1"><text:span text:style-name="T1">Sound Effect (Death)</text:span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  <meta:initial-creator>Rocco Sengers (38392)</meta:initial-creator>
  </office:meta>
</office:document-meta>
</file>